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10138f" officeooo:paragraph-rsid="0010138f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063bb" officeooo:paragraph-rsid="001063b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0a74f" officeooo:paragraph-rsid="0010a74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3ae76" officeooo:paragraph-rsid="0013ae7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style="italic" fo:font-weight="bold" officeooo:rsid="0039f9e3" officeooo:paragraph-rsid="0039f9e3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italic" fo:font-weight="bold" officeooo:rsid="003f196d" officeooo:paragraph-rsid="003f196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bold" officeooo:rsid="00194833" officeooo:paragraph-rsid="00194833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bold" officeooo:rsid="001ee4a8" officeooo:paragraph-rsid="001ee4a8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bold" officeooo:rsid="00205dcf" officeooo:paragraph-rsid="00205dcf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bold" officeooo:rsid="00225650" officeooo:paragraph-rsid="00225650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officeooo:rsid="0027fdca" officeooo:paragraph-rsid="0027fdca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bold" officeooo:rsid="002d167d" officeooo:paragraph-rsid="002d167d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officeooo:rsid="0030248d" officeooo:paragraph-rsid="0030248d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bold" officeooo:rsid="00319e02" officeooo:paragraph-rsid="00319e02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bold" officeooo:rsid="0033a423" officeooo:paragraph-rsid="0033a423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fo:font-weight="bold" officeooo:rsid="00387496" officeooo:paragraph-rsid="00387496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bold" officeooo:rsid="00411323" officeooo:paragraph-rsid="00411323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bold" officeooo:rsid="004180bd" officeooo:paragraph-rsid="004180bd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6pt" fo:font-weight="normal" officeooo:rsid="00100396" officeooo:paragraph-rsid="00100396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6pt" fo:font-weight="normal" officeooo:rsid="00100396" officeooo:paragraph-rsid="00100396" style:font-weight-asian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fo:font-weight="normal" officeooo:rsid="001063bb" officeooo:paragraph-rsid="001063bb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063bb" officeooo:paragraph-rsid="001063bb" style:font-weight-asian="normal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12pt" fo:font-weight="normal" officeooo:rsid="0010a74f" officeooo:paragraph-rsid="0010a74f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0a74f" officeooo:paragraph-rsid="0010a74f" style:font-weight-asian="normal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size="12pt" fo:font-weight="normal" officeooo:rsid="001101c7" officeooo:paragraph-rsid="001101c7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101c7" officeooo:paragraph-rsid="001101c7" style:font-weight-asian="normal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fo:font-size="12pt" fo:font-weight="normal" officeooo:rsid="00146e4f" officeooo:paragraph-rsid="00146e4f" style:font-weight-asian="normal" style:font-weight-complex="normal"/>
    </style:style>
    <style:style style:name="P28" style:family="paragraph" style:parent-style-name="Standard" style:list-style-name="L17">
      <style:paragraph-properties fo:text-align="start" style:justify-single-word="false"/>
      <style:text-properties fo:font-size="12pt" fo:font-weight="normal" officeooo:rsid="003eaa9f" officeooo:paragraph-rsid="003eaa9f" style:font-weight-asian="normal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fo:font-size="12pt" fo:font-style="italic" fo:font-weight="bold" officeooo:rsid="00146e4f" officeooo:paragraph-rsid="00146e4f" style:font-style-asian="italic" style:font-weight-asian="bold" style:font-style-complex="italic" style:font-weight-complex="bold"/>
    </style:style>
    <style:style style:name="P30" style:family="paragraph" style:parent-style-name="Standard" style:list-style-name="L4">
      <style:paragraph-properties fo:text-align="start" style:justify-single-word="false"/>
      <style:text-properties fo:font-size="12pt" fo:font-style="italic" fo:font-weight="bold" officeooo:rsid="0016636d" officeooo:paragraph-rsid="0016636d" style:font-style-asian="italic" style:font-weight-asian="bold" style:font-style-complex="italic" style:font-weight-complex="bold"/>
    </style:style>
    <style:style style:name="P31" style:family="paragraph" style:parent-style-name="Standard" style:list-style-name="L15">
      <style:paragraph-properties fo:text-align="start" style:justify-single-word="false"/>
      <style:text-properties fo:font-size="12pt" fo:font-style="italic" fo:font-weight="bold" officeooo:rsid="0039f9e3" officeooo:paragraph-rsid="0039f9e3" style:font-style-asian="italic" style:font-weight-asian="bold" style:font-style-complex="italic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style="italic" fo:font-weight="bold" officeooo:rsid="0039f9e3" officeooo:paragraph-rsid="0039f9e3" style:font-style-asian="italic" style:font-weight-asian="bold" style:font-style-complex="italic" style:font-weight-complex="bold"/>
    </style:style>
    <style:style style:name="P33" style:family="paragraph" style:parent-style-name="Standard" style:list-style-name="L17">
      <style:paragraph-properties fo:text-align="start" style:justify-single-word="false"/>
      <style:text-properties fo:font-size="12pt" fo:font-style="italic" fo:font-weight="bold" officeooo:rsid="003f196d" officeooo:paragraph-rsid="003f196d" style:font-style-asian="italic" style:font-weight-asian="bold" style:font-style-complex="italic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style="italic" fo:font-weight="bold" officeooo:rsid="003f196d" officeooo:paragraph-rsid="003f196d" style:font-style-asian="italic" style:font-weight-asian="bold" style:font-style-complex="italic" style:font-weight-complex="bold"/>
    </style:style>
    <style:style style:name="P35" style:family="paragraph" style:parent-style-name="Standard" style:list-style-name="L16">
      <style:paragraph-properties fo:text-align="start" style:justify-single-word="false"/>
      <style:text-properties fo:font-size="12pt" fo:font-style="italic" fo:font-weight="normal" officeooo:rsid="003b90fb" officeooo:paragraph-rsid="003b90fb" style:font-style-asian="italic" style:font-weight-asian="normal" style:font-style-complex="italic" style:font-weight-complex="normal"/>
    </style:style>
    <style:style style:name="P36" style:family="paragraph" style:parent-style-name="Standard" style:list-style-name="L16">
      <style:paragraph-properties fo:text-align="start" style:justify-single-word="false"/>
      <style:text-properties fo:font-size="12pt" fo:font-style="italic" fo:font-weight="normal" officeooo:rsid="003d3f04" officeooo:paragraph-rsid="003d3f04" style:font-style-asian="italic" style:font-weight-asian="normal" style:font-style-complex="italic" style:font-weight-complex="normal"/>
    </style:style>
    <style:style style:name="P37" style:family="paragraph" style:parent-style-name="Standard" style:list-style-name="L18">
      <style:paragraph-properties fo:text-align="start" style:justify-single-word="false"/>
      <style:text-properties fo:font-size="12pt" fo:font-style="italic" fo:font-weight="normal" officeooo:rsid="00411323" officeooo:paragraph-rsid="00411323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italic" fo:font-weight="normal" officeooo:rsid="00411323" officeooo:paragraph-rsid="00411323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style="normal" fo:font-weight="normal" officeooo:rsid="00175497" officeooo:paragraph-rsid="00146e4f" style:font-style-asian="normal" style:font-weight-asian="normal" style:font-style-complex="normal" style:font-weight-complex="normal"/>
    </style:style>
    <style:style style:name="P40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a07de" officeooo:paragraph-rsid="001bed1a" style:font-style-asian="normal" style:font-weight-asian="normal" style:font-style-complex="normal" style:font-weight-complex="normal"/>
    </style:style>
    <style:style style:name="P41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bed1a" officeooo:paragraph-rsid="001bed1a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fo:font-weight="normal" officeooo:rsid="001bed1a" officeooo:paragraph-rsid="001bed1a" style:font-style-asian="normal" style:font-weight-asian="normal" style:font-style-complex="normal" style:font-weight-complex="normal"/>
    </style:style>
    <style:style style:name="P43" style:family="paragraph" style:parent-style-name="Standard" style:list-style-name="L7">
      <style:paragraph-properties fo:text-align="start" style:justify-single-word="false"/>
      <style:text-properties fo:font-size="12pt" fo:font-style="normal" fo:font-weight="normal" officeooo:rsid="00205dcf" officeooo:paragraph-rsid="00205dcf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style="normal" fo:font-weight="normal" officeooo:rsid="00205dcf" officeooo:paragraph-rsid="00205dcf" style:font-style-asian="normal" style:font-weight-asian="normal" style:font-style-complex="normal" style:font-weight-complex="normal"/>
    </style:style>
    <style:style style:name="P45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225650" officeooo:paragraph-rsid="00225650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style="normal" fo:font-weight="normal" officeooo:rsid="00225650" officeooo:paragraph-rsid="00225650" style:font-style-asian="normal" style:font-weight-asian="normal" style:font-style-complex="normal" style:font-weight-complex="normal"/>
    </style:style>
    <style:style style:name="P47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248278" officeooo:paragraph-rsid="00248278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style="normal" fo:font-weight="normal" officeooo:rsid="00248278" officeooo:paragraph-rsid="00248278" style:font-style-asian="normal" style:font-weight-asian="normal" style:font-style-complex="normal" style:font-weight-complex="normal"/>
    </style:style>
    <style:style style:name="P49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25a276" officeooo:paragraph-rsid="0025a276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style="normal" fo:font-weight="normal" officeooo:rsid="0025a276" officeooo:paragraph-rsid="0025a276" style:font-style-asian="normal" style:font-weight-asian="normal" style:font-style-complex="normal" style:font-weight-complex="normal"/>
    </style:style>
    <style:style style:name="P51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29e4b4" officeooo:paragraph-rsid="0029e4b4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style="normal" fo:font-weight="normal" officeooo:rsid="0029e4b4" officeooo:paragraph-rsid="0029e4b4" style:font-style-asian="normal" style:font-weight-asian="normal" style:font-style-complex="normal" style:font-weight-complex="normal"/>
    </style:style>
    <style:style style:name="P53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2a94ee" officeooo:paragraph-rsid="002a94ee" style:font-style-asian="normal" style:font-weight-asian="normal" style:font-style-complex="normal" style:font-weight-complex="normal"/>
    </style:style>
    <style:style style:name="P54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2ba864" officeooo:paragraph-rsid="002ba864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style="normal" fo:font-weight="normal" officeooo:rsid="002ba864" officeooo:paragraph-rsid="002ba864" style:font-style-asian="normal" style:font-weight-asian="normal" style:font-style-complex="normal" style:font-weight-complex="normal"/>
    </style:style>
    <style:style style:name="P56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2c66ed" officeooo:paragraph-rsid="002c66ed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style="normal" fo:font-weight="normal" officeooo:rsid="002c66ed" officeooo:paragraph-rsid="002c66ed" style:font-style-asian="normal" style:font-weight-asian="normal" style:font-style-complex="normal" style:font-weight-complex="normal"/>
    </style:style>
    <style:style style:name="P58" style:family="paragraph" style:parent-style-name="Standard" style:list-style-name="L11">
      <style:paragraph-properties fo:text-align="start" style:justify-single-word="false"/>
      <style:text-properties fo:font-size="12pt" fo:font-style="normal" fo:font-weight="normal" officeooo:rsid="002e4969" officeooo:paragraph-rsid="002e4969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style="normal" fo:font-weight="normal" officeooo:rsid="002e4969" officeooo:paragraph-rsid="002e4969" style:font-style-asian="normal" style:font-weight-asian="normal" style:font-style-complex="normal" style:font-weight-complex="normal"/>
    </style:style>
    <style:style style:name="P60" style:family="paragraph" style:parent-style-name="Standard" style:list-style-name="L12">
      <style:paragraph-properties fo:text-align="start" style:justify-single-word="false"/>
      <style:text-properties fo:font-size="12pt" fo:font-style="normal" fo:font-weight="normal" officeooo:rsid="00319e02" officeooo:paragraph-rsid="00319e02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style="normal" fo:font-weight="normal" officeooo:rsid="00319e02" officeooo:paragraph-rsid="00319e02" style:font-style-asian="normal" style:font-weight-asian="normal" style:font-style-complex="normal" style:font-weight-complex="normal"/>
    </style:style>
    <style:style style:name="P62" style:family="paragraph" style:parent-style-name="Standard" style:list-style-name="L13">
      <style:paragraph-properties fo:text-align="start" style:justify-single-word="false"/>
      <style:text-properties fo:font-size="12pt" fo:font-style="normal" fo:font-weight="normal" officeooo:rsid="0031e75d" officeooo:paragraph-rsid="0031e75d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style="normal" fo:font-weight="normal" officeooo:rsid="0031e75d" officeooo:paragraph-rsid="0031e75d" style:font-style-asian="normal" style:font-weight-asian="normal" style:font-style-complex="normal" style:font-weight-complex="normal"/>
    </style:style>
    <style:style style:name="P64" style:family="paragraph" style:parent-style-name="Standard" style:list-style-name="L13">
      <style:paragraph-properties fo:text-align="start" style:justify-single-word="false"/>
      <style:text-properties fo:font-size="12pt" fo:font-style="normal" fo:font-weight="normal" officeooo:rsid="0032aa23" officeooo:paragraph-rsid="0032aa23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style="normal" fo:font-weight="normal" officeooo:rsid="0032aa23" officeooo:paragraph-rsid="0032aa23" style:font-style-asian="normal" style:font-weight-asian="normal" style:font-style-complex="normal" style:font-weight-complex="normal"/>
    </style:style>
    <style:style style:name="P66" style:family="paragraph" style:parent-style-name="Standard" style:list-style-name="L14">
      <style:paragraph-properties fo:text-align="start" style:justify-single-word="false"/>
      <style:text-properties fo:font-size="12pt" fo:font-style="normal" fo:font-weight="normal" officeooo:rsid="0036b7ef" officeooo:paragraph-rsid="0036b7ef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style="normal" fo:font-weight="normal" officeooo:rsid="0036b7ef" officeooo:paragraph-rsid="0036b7ef" style:font-style-asian="normal" style:font-weight-asian="normal" style:font-style-complex="normal" style:font-weight-complex="normal"/>
    </style:style>
    <style:style style:name="P68" style:family="paragraph" style:parent-style-name="Standard" style:list-style-name="L14">
      <style:paragraph-properties fo:text-align="start" style:justify-single-word="false"/>
      <style:text-properties fo:font-size="12pt" fo:font-style="normal" fo:font-weight="normal" officeooo:rsid="0037de47" officeooo:paragraph-rsid="0037de47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style="normal" fo:font-weight="normal" officeooo:rsid="0037de47" officeooo:paragraph-rsid="0037de47" style:font-style-asian="normal" style:font-weight-asian="normal" style:font-style-complex="normal" style:font-weight-complex="normal"/>
    </style:style>
    <style:style style:name="P70" style:family="paragraph" style:parent-style-name="Standard" style:list-style-name="L15">
      <style:paragraph-properties fo:text-align="start" style:justify-single-word="false"/>
      <style:text-properties fo:font-size="12pt" fo:font-style="normal" fo:font-weight="normal" officeooo:rsid="0039f9e3" officeooo:paragraph-rsid="0039f9e3" style:font-style-asian="normal" style:font-weight-asian="normal" style:font-style-complex="normal" style:font-weight-complex="normal"/>
    </style:style>
    <style:style style:name="P71" style:family="paragraph" style:parent-style-name="Standard" style:list-style-name="L19">
      <style:paragraph-properties fo:text-align="start" style:justify-single-word="false"/>
      <style:text-properties fo:font-size="12pt" fo:font-style="normal" fo:font-weight="normal" officeooo:rsid="00411702" officeooo:paragraph-rsid="00411702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style="normal" fo:font-weight="normal" officeooo:rsid="00411702" officeooo:paragraph-rsid="00411702" style:font-style-asian="normal" style:font-weight-asian="normal" style:font-style-complex="normal" style:font-weight-complex="normal"/>
    </style:style>
    <style:style style:name="P73" style:family="paragraph" style:parent-style-name="Standard" style:list-style-name="L20">
      <style:paragraph-properties fo:text-align="start" style:justify-single-word="false"/>
      <style:text-properties fo:font-size="12pt" fo:font-style="normal" fo:font-weight="normal" officeooo:rsid="0042ad08" officeooo:paragraph-rsid="0042ad08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officeooo:paragraph-rsid="003d3f04"/>
    </style:style>
    <style:style style:name="P75" style:family="paragraph" style:parent-style-name="Standard" style:list-style-name="L13">
      <style:paragraph-properties fo:text-align="start" style:justify-single-word="false"/>
      <style:text-properties fo:font-size="10pt" fo:font-style="italic" fo:font-weight="normal" officeooo:rsid="0031e75d" officeooo:paragraph-rsid="0031e75d" style:font-style-asian="italic" style:font-weight-asian="normal" style:font-style-complex="italic" style:font-weight-complex="normal"/>
    </style:style>
    <style:style style:name="P76" style:family="paragraph" style:parent-style-name="Standard" style:list-style-name="L13">
      <style:paragraph-properties fo:text-align="start" style:justify-single-word="false"/>
      <style:text-properties fo:font-size="10pt" fo:font-style="italic" fo:font-weight="normal" officeooo:rsid="0032aa23" officeooo:paragraph-rsid="0032aa23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3d3f04" style:font-style-asian="normal" style:font-style-complex="normal"/>
    </style:style>
    <style:style style:name="T6" style:family="text">
      <style:text-properties fo:font-style="normal" officeooo:rsid="003f196d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ize="10pt" fo:font-style="italic" style:font-style-asian="italic" style:font-style-complex="italic"/>
    </style:style>
    <style:style style:name="T9" style:family="text">
      <style:text-properties fo:font-size="12pt" fo:font-style="normal" fo:font-weight="normal" officeooo:rsid="003d3f04" style:font-style-asian="normal" style:font-weight-asian="normal" style:font-style-complex="normal" style:font-weight-complex="normal"/>
    </style:style>
    <style:style style:name="T10" style:family="text">
      <style:text-properties fo:font-size="14pt" fo:font-style="normal" fo:font-weight="bold" officeooo:rsid="003d3f04" style:font-style-asian="normal" style:font-weight-asian="bold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HTML Forms</text:p>
      <text:p text:style-name="P20"/>
      <text:p text:style-name="P1">HTML Forms</text:p>
      <text:list xml:id="list523535087" text:style-name="L1">
        <text:list-item>
          <text:p text:style-name="P21">HTML form elements lets you collect data from users.</text:p>
          <text:list>
            <text:list-item>
              <text:p text:style-name="P21">Mailing lists, contact forms, and blog post comments are examples of form usage.</text:p>
            </text:list-item>
          </text:list>
        </text:list-item>
      </text:list>
      <text:p text:style-name="P22"/>
      <text:list xml:id="list182427500133282" text:continue-numbering="true" text:style-name="L1">
        <text:list-item>
          <text:p text:style-name="P21">Forms are important as they are the gatekeeper between the user purchasing a service provided by your website and them leaving.</text:p>
        </text:list-item>
      </text:list>
      <text:p text:style-name="P22"/>
      <text:p text:style-name="P2">Two Aspects of a Functional HTML Form</text:p>
      <text:list xml:id="list2706950229" text:style-name="L2">
        <text:list-item>
          <text:p text:style-name="P23">The front end user interface.</text:p>
          <text:list>
            <text:list-item>
              <text:p text:style-name="P23">The appearance of the form (defined by HTML and CSS)</text:p>
              <text:p text:style-name="P23"/>
            </text:list-item>
          </text:list>
        </text:list-item>
        <text:list-item>
          <text:p text:style-name="P23">The backend server.</text:p>
          <text:list>
            <text:list-item>
              <text:p text:style-name="P23">The code that processes the data posted by the form. (storing data in a database, sending email, etc.)</text:p>
            </text:list-item>
          </text:list>
        </text:list-item>
      </text:list>
      <text:p text:style-name="P24"/>
      <text:p text:style-name="P3">Setup</text:p>
      <text:list xml:id="list3458528245" text:style-name="L3">
        <text:list-item>
          <text:p text:style-name="P25">It is a good idea to have a mockup representing the exact page you want to build before coding it. It may be a good practice to design multiple types of the same page for different devices. (mobile/tablet page, desktop page)</text:p>
        </text:list-item>
      </text:list>
      <text:p text:style-name="P26"/>
      <text:p text:style-name="P4">HTML Forms</text:p>
      <text:list xml:id="list1446431089" text:style-name="L4">
        <text:list-item>
          <text:p text:style-name="P27">Every HTML form begins with &lt;form&gt; element. It accepts a variety of attributes, but the required ones are <text:span text:style-name="T3">action</text:span><text:span text:style-name="T4"> and </text:span><text:span text:style-name="T3">method</text:span><text:span text:style-name="T4">.</text:span></text:p>
          <text:list>
            <text:list-item>
              <text:p text:style-name="P29">action : <text:span text:style-name="T7">The </text:span>action<text:span text:style-name="T7"> attribute defines the URL that processes the form.</text:span></text:p>
              <text:list>
                <text:list-item>
                  <text:p text:style-name="P30"><text:span text:style-name="T7">Leaving the action empty will default to the URL that the form exists on.</text:span></text:p>
                </text:list-item>
              </text:list>
            </text:list-item>
            <text:list-item>
              <text:p text:style-name="P29">method : <text:span text:style-name="T7">The </text:span>method<text:span text:style-name="T7"> attribute can be either </text:span>post<text:span text:style-name="T7"> or </text:span>get<text:span text:style-name="T7">, both which define how the form is submitted to the backend server.</text:span></text:p>
            </text:list-item>
            <text:list-item>
              <text:p text:style-name="P29">post : <text:span text:style-name="T7">The </text:span>post<text:span text:style-name="T7"> method is generally used when you're changing data on the server.</text:span></text:p>
            </text:list-item>
            <text:list-item>
              <text:p text:style-name="P29">get : <text:span text:style-name="T7"><text:s/>The </text:span>get<text:span text:style-name="T7"> method is used when you're only </text:span>getting<text:span text:style-name="T7"> data from the server.</text:span></text:p>
            </text:list-item>
          </text:list>
        </text:list-item>
      </text:list>
      <text:p text:style-name="P39"/>
      <text:p text:style-name="P7">Text Input Fields</text:p>
      <text:list xml:id="list2180930420" text:style-name="L6">
        <text:list-item>
          <text:p text:style-name="P40">A &lt;label&gt; is used for form labelling.</text:p>
          <text:list>
            <text:list-item>
              <text:p text:style-name="P40">A label's <text:span text:style-name="T3">for</text:span> attribute must match the <text:span text:style-name="T3">id</text:span> attribute of its associated &lt;input&gt; element.</text:p>
            </text:list-item>
          </text:list>
        </text:list-item>
        <text:list-item>
          <text:p text:style-name="P41">A &lt;input&gt; element creates a field where user can input data.</text:p>
          <text:list>
            <text:list-item>
              <text:p text:style-name="P41">The appearance and usage changes drastically depending on the <text:span text:style-name="T3">type</text:span> attribute value.</text:p>
            </text:list-item>
            <text:list-item>
              <text:p text:style-name="P41">ID selectors are generally bad, but in this case, it is used to connect it to a &lt;label&gt; element.</text:p>
            </text:list-item>
            <text:list-item>
              <text:p text:style-name="P41">The <text:span text:style-name="T3">name</text:span> attribute defines the name of the key/value pair that is created from this &lt;input&gt; element.</text:p>
            </text:list-item>
            <text:list-item>
              <text:p text:style-name="P41">The <text:span text:style-name="T3">value</text:span> is what the user inputs into the field.</text:p>
              <text:list>
                <text:list-item>
                  <text:p text:style-name="P41">You are able to prepoluate the <text:span text:style-name="T3">value</text:span> by adding and setting a <text:span text:style-name="T3">value</text:span><text:span text:style-name="T2"> </text:span>attribute to an &lt;input&gt; element.</text:p>
                </text:list-item>
              </text:list>
            </text:list-item>
          </text:list>
        </text:list-item>
      </text:list>
      <text:p text:style-name="P42"/>
      <text:p text:style-name="P8">Styling Text Input Fields</text:p>
      <text:list xml:id="list3185874792" text:style-name="L7">
        <text:list-item>
          <text:p text:style-name="P43">An &lt;input&gt; element can be styled like any other HTMl element.</text:p>
        </text:list-item>
        <text:list-item>
          <text:p text:style-name="P43">Using the CSS selector: <text:span text:style-name="T8">input[type='text']</text:span> is called an 'attribute selector.</text:p>
          <text:list>
            <text:list-item>
              <text:p text:style-name="P43"><text:soft-page-break/>This only matches &lt;input&gt; elements that have a type attribute equal to 'text'.</text:p>
            </text:list-item>
            <text:list-item>
              <text:p text:style-name="P43">This lets us specifically target text fields opposed to other types of &lt;input&gt; elements.</text:p>
            </text:list-item>
          </text:list>
        </text:list-item>
      </text:list>
      <text:p text:style-name="P44"/>
      <text:p text:style-name="P9">Email Input Fields</text:p>
      <text:list xml:id="list1273016556" text:style-name="L8">
        <text:list-item>
          <text:p text:style-name="P45">The &lt;input&gt; element's type also has a email value which automatically checks if the value is a properly formatted email.</text:p>
          <text:list>
            <text:list-item>
              <text:p text:style-name="P45">This &lt;input&gt; type also provides a different keyboard for mobile users where the keyboard is more suited to entering emails.</text:p>
            </text:list-item>
          </text:list>
        </text:list-item>
        <text:list-item>
          <text:p text:style-name="P45">The <text:span text:style-name="T3">placeholder</text:span> attribute lets you display default text when the &lt;input&gt; element is empty.</text:p>
          <text:list>
            <text:list-item>
              <text:p text:style-name="P45">This is a UX technique to give users a example of a correct input.</text:p>
            </text:list-item>
          </text:list>
        </text:list-item>
      </text:list>
      <text:p text:style-name="P46"/>
      <text:p text:style-name="P10">Styling Email Input Fields</text:p>
      <text:list xml:id="list1461501022" text:style-name="L9">
        <text:list-item>
          <text:p text:style-name="P47">When styling different <text:span text:style-name="T3">types</text:span> of &lt;input&gt; elements, try to use descendent selectors, so that you do not change all &lt;input&gt; element's styles globally.</text:p>
          <text:list>
            <text:list-item>
              <text:p text:style-name="P47">Using descendent selectors such as: <text:span text:style-name="T8">.form-row input[text='email']</text:span> will only select &lt;input&gt; elements within a form-row container that have [type: email].</text:p>
            </text:list-item>
          </text:list>
        </text:list-item>
      </text:list>
      <text:p text:style-name="P48"/>
      <text:list xml:id="list182427158693446" text:continue-numbering="true" text:style-name="L9">
        <text:list-item>
          <text:p text:style-name="P49">Using the <text:span text:style-name="T3">:invalid</text:span> and <text:span text:style-name="T3">:valid</text:span> psuedo-classes lets you style correct and incorrect states independently.</text:p>
          <text:list>
            <text:list-item>
              <text:p text:style-name="P49">Example: rendering red border and text for inputs that are invalid.</text:p>
            </text:list-item>
          </text:list>
        </text:list-item>
        <text:list-item>
          <text:p text:style-name="P49">The <text:span text:style-name="T3">:focus</text:span> pseudo-class lets you select the element the user is currently filling out which provides you control over the appearance of the form.</text:p>
        </text:list-item>
      </text:list>
      <text:p text:style-name="P50"/>
      <text:p text:style-name="P11">Radio Buttons</text:p>
      <text:list xml:id="list2785139830" text:style-name="L10">
        <text:list-item>
          <text:p text:style-name="P51">Radio buttons allow a user to choose one option out of many predefined options. </text:p>
          <text:list>
            <text:list-item>
              <text:p text:style-name="P51">Using [type='radio'] transforms the &lt;input&gt; element into a radio button.</text:p>
            </text:list-item>
            <text:list-item>
              <text:p text:style-name="P51">Radio buttons usually are grouped together (fieldset).</text:p>
            </text:list-item>
          </text:list>
        </text:list-item>
      </text:list>
      <text:p text:style-name="P52"/>
      <text:list xml:id="list182427931906755" text:continue-numbering="true" text:style-name="L10">
        <text:list-item>
          <text:p text:style-name="P51">Every radio button group should have a following:</text:p>
          <text:list>
            <text:list-item>
              <text:p text:style-name="P51">Be wrapped in a &lt;fieldset&gt;, which is labeled with a &lt;legend&gt;.</text:p>
            </text:list-item>
            <text:list-item>
              <text:p text:style-name="P51">Associate a &lt;label&gt; element with each radio button.</text:p>
            </text:list-item>
            <text:list-item>
              <text:p text:style-name="P51">Use the same <text:span text:style-name="T3">name</text:span> attribute for each radio button in the group.</text:p>
            </text:list-item>
            <text:list-item>
              <text:p text:style-name="P51">Use different <text:span text:style-name="T3">value</text:span> attribute for eahc radio button.</text:p>
            </text:list-item>
          </text:list>
        </text:list-item>
      </text:list>
      <text:p text:style-name="P52"/>
      <text:list xml:id="list182427448147753" text:continue-numbering="true" text:style-name="L10">
        <text:list-item>
          <text:p text:style-name="P53">Users are unable to enter custom values into a radio button, which is why each radio button needs an explicit <text:span text:style-name="T3">value</text:span> attribute.</text:p>
          <text:p text:style-name="P53"/>
        </text:list-item>
        <text:list-item>
          <text:p text:style-name="P54">Each radio button within the same group also needs the same <text:span text:style-name="T3">name</text:span> attribute so the server is able to distinguish between groups of radio buttons.</text:p>
        </text:list-item>
      </text:list>
      <text:p text:style-name="P55"/>
      <text:list xml:id="list182426783991654" text:continue-numbering="true" text:style-name="L10">
        <text:list-item>
          <text:p text:style-name="P56">The <text:span text:style-name="T3">checked</text:span> attribute ('boolean attribute' - takes no value, either exists or does not) is used to set the element that will be checked by default.</text:p>
        </text:list-item>
      </text:list>
      <text:p text:style-name="P57"/>
      <text:p text:style-name="P12">Styling Radio Buttons</text:p>
      <text:list xml:id="list2903980279" text:style-name="L11">
        <text:list-item>
          <text:p text:style-name="P58">There are some problems when it comes to styling radio buttons.</text:p>
          <text:list>
            <text:list-item>
              <text:p text:style-name="P58">There are more elements to worry about.</text:p>
            </text:list-item>
            <text:list-item>
              <text:p text:style-name="P58">The &lt;fieldset&gt; and &lt;legend&gt; elements has inconsistent defaults across browsers and &lt;fieldset&gt; do not support flexbox.</text:p>
            </text:list-item>
          </text:list>
        </text:list-item>
        <text:list-item>
          <text:p text:style-name="P58"><text:soft-page-break/>In cases of these legacy elements, the usage of <text:span text:style-name="T3">floats</text:span> provides a more consistent approach to styling difficult elements.</text:p>
        </text:list-item>
      </text:list>
      <text:p text:style-name="P59"/>
      <text:p text:style-name="P13">Select Elements (Dropdown Menus)</text:p>
      <text:list xml:id="list3486120638" text:style-name="L12">
        <text:list-item>
          <text:p text:style-name="P60">Dropdown menus are an alternative to radio buttons, where they let the user select one out of many options.</text:p>
        </text:list-item>
      </text:list>
      <text:p text:style-name="P61"/>
      <text:list xml:id="list182428774120252" text:continue-numbering="true" text:style-name="L12">
        <text:list-item>
          <text:p text:style-name="P60">The &lt;select&gt; element represents the dropdown menu, and it contains many &lt;option&gt; elements that represent each item.</text:p>
        </text:list-item>
      </text:list>
      <text:p text:style-name="P61"/>
      <text:list xml:id="list182427025471412" text:continue-numbering="true" text:style-name="L12">
        <text:list-item>
          <text:p text:style-name="P60">The &lt;select&gt; element spreads out the <text:span text:style-name="T3">name</text:span> and <text:span text:style-name="T3">value </text:span>attributes across the &lt;select&gt; and &lt;option&gt; elements.</text:p>
        </text:list-item>
      </text:list>
      <text:p text:style-name="P61"/>
      <text:p text:style-name="P14">Styling Select Elements</text:p>
      <text:list xml:id="list2354479024" text:style-name="L13">
        <text:list-item>
          <text:p text:style-name="P62">Styling &lt;select&gt; elements are difficult due to many behavior changes depending on the device.</text:p>
          <text:list>
            <text:list-item>
              <text:p text:style-name="P62">Example: IPhone &lt;select&gt; element differs from Android &lt;select&gt; element behavior.</text:p>
            </text:list-item>
          </text:list>
        </text:list-item>
      </text:list>
      <text:p text:style-name="P63"/>
      <text:list xml:id="list182428838078786" text:continue-numbering="true" text:style-name="L13">
        <text:list-item>
          <text:p text:style-name="P62">It is usually good to let the browser/device determine the best way to preset a &lt;select&gt; element.</text:p>
        </text:list-item>
      </text:list>
      <text:p text:style-name="P63"/>
      <text:list xml:id="list182428219892187" text:continue-numbering="true" text:style-name="L13">
        <text:list-item>
          <text:p text:style-name="P62">Example: Changing font size of &lt;select&gt;. (Incompatible)</text:p>
          <text:list>
            <text:list-header>
              <text:p text:style-name="P75">.form-row select {</text:p>
              <text:p text:style-name="P75"><text:s text:c="2"/>width: 100%;</text:p>
              <text:p text:style-name="P75"><text:s text:c="2"/>padding: 5px;</text:p>
              <text:p text:style-name="P75"><text:s text:c="2"/>font-size: 14px;</text:p>
              <text:p text:style-name="P75">}</text:p>
            </text:list-header>
            <text:list-item>
              <text:p text:style-name="P62">This will work on Firefox, but not in Chrome or Safari.</text:p>
              <text:p text:style-name="P62"/>
            </text:list-item>
          </text:list>
        </text:list-item>
        <text:list-item>
          <text:p text:style-name="P62">Example: Changing font size of &lt;select&gt;. (Compatible)</text:p>
          <text:list>
            <text:list-header>
              <text:p text:style-name="P76">.form-row select {</text:p>
              <text:p text:style-name="P76"><text:s text:c="2"/>width: 100%;</text:p>
              <text:p text:style-name="P76">padding: 5px;</text:p>
              <text:p text:style-name="P76">font-size: 14px;</text:p>
              <text:p text:style-name="P76">-webkit-appearance: none; &lt;-- This makes it work</text:p>
              <text:p text:style-name="P76">}</text:p>
            </text:list-header>
            <text:list-item>
              <text:p text:style-name="P64">The <text:span text:style-name="T2">-webkit</text:span> prefix will only apply to Chrome and Safari which is powered by WebKit Rendering Engine. (MDN recommends not doing this)</text:p>
              <text:p text:style-name="P64"/>
            </text:list-item>
          </text:list>
        </text:list-item>
        <text:list-item>
          <text:p text:style-name="P64">If you need custom styles for more difficult form elements, it may be better to use Javascript UI widgets or radio buttons.</text:p>
          <text:list>
            <text:list-item>
              <text:p text:style-name="P64"><text:span text:style-name="T3">Bootstrap Dropdowns</text:span> and <text:span text:style-name="T3">jQuery Selectmenu</text:span> are common Javascript solutions for customizing select menus.</text:p>
            </text:list-item>
          </text:list>
        </text:list-item>
      </text:list>
      <text:p text:style-name="P65"/>
      <text:p text:style-name="P15">Textareas</text:p>
      <text:list xml:id="list3706485335" text:style-name="L14">
        <text:list-item>
          <text:p text:style-name="P66">The &lt;textarea&gt; element creates a multi-line text field designed to collect large amounts of text from the user.</text:p>
          <text:list>
            <text:list-item>
              <text:p text:style-name="P66">Example usage of textareas are biographies, essays, and comments.</text:p>
            </text:list-item>
          </text:list>
        </text:list-item>
      </text:list>
      <text:p text:style-name="P67"/>
      <text:list xml:id="list182426866109894" text:continue-numbering="true" text:style-name="L14">
        <text:list-item>
          <text:p text:style-name="P68">Textareas are not self closing and requires a closing tag &lt;/textarea&gt;. Any default text can be added within the opening/closing tags, opposed to a value attribute.</text:p>
        </text:list-item>
      </text:list>
      <text:p text:style-name="P69"/>
      <text:p text:style-name="P16"><text:soft-page-break/>Styling Textareas</text:p>
      <text:list xml:id="list615727405" text:style-name="L15">
        <text:list-item>
          <text:p text:style-name="P70">Styling textareas are not as complicated as &lt;select&gt; or &lt;input type='radio'&gt; elements.</text:p>
        </text:list-item>
        <text:list-item>
          <text:p text:style-name="P70">Some properties that can be used to textareas are:</text:p>
          <text:list>
            <text:list-item>
              <text:p text:style-name="P31">resize : <text:span text:style-name="T7">This allows users to drag the text input field to desired size.</text:span></text:p>
              <text:list>
                <text:list-item>
                  <text:p text:style-name="P31">both : <text:span text:style-name="T7">Allows users to drag box vertically and horizontally.</text:span></text:p>
                </text:list-item>
                <text:list-item>
                  <text:p text:style-name="P31">horizontal : <text:span text:style-name="T7">Allows users to drag box horizontally only.</text:span></text:p>
                </text:list-item>
                <text:list-item>
                  <text:p text:style-name="P31">vertical<text:span text:style-name="T7"> </text:span>: <text:span text:style-name="T7">Allows users to drag box vertically only.</text:span></text:p>
                </text:list-item>
                <text:list-item>
                  <text:p text:style-name="P31">none : <text:span text:style-name="T7">Removes dragging functionality.</text:span></text:p>
                </text:list-item>
              </text:list>
            </text:list-item>
          </text:list>
        </text:list-item>
      </text:list>
      <text:p text:style-name="P32"><text:span text:style-name="T7"/></text:p>
      <text:p text:style-name="P5"><text:span text:style-name="T4">Checkboxes</text:span></text:p>
      <text:list xml:id="list4287865691" text:style-name="L16">
        <text:list-item>
          <text:p text:style-name="P35"><text:span text:style-name="T4">Checkboxes are similar to radio buttons, but the user is allowed to select multiple options.</text:span></text:p>
          <text:list>
            <text:list-item>
              <text:p text:style-name="P35"><text:span text:style-name="T4">This simplifies things as checkboxes do not require a &lt;fieldset&gt; wrapper or shared </text:span><text:span text:style-name="T1">name</text:span><text:span text:style-name="T4"> attributes.</text:span></text:p>
            </text:list-item>
          </text:list>
        </text:list-item>
        <text:list-item>
          <text:p text:style-name="P36"><text:span text:style-name="T4">The &lt;label&gt; elements allow &lt;input&gt; elements to be wrapped within the &lt;label&gt; element rather than being a separate element.</text:span></text:p>
          <text:list>
            <text:list-item>
              <text:p text:style-name="P36"><text:span text:style-name="T4">It is still best practice to use the </text:span><text:span text:style-name="T1">for</text:span><text:span text:style-name="T4"> attribute, even when wrapped.</text:span></text:p>
            </text:list-item>
          </text:list>
        </text:list-item>
      </text:list>
      <text:p text:style-name="P74"><text:span text:style-name="T9"/></text:p>
      <text:p text:style-name="P74"><text:span text:style-name="T10">Styling Checkboxes</text:span></text:p>
      <text:list xml:id="list3363385602" text:style-name="L17">
        <text:list-item>
          <text:p text:style-name="P28"><text:span text:style-name="T5">B</text:span><text:span text:style-name="T4">y wrapping both the checkbox and the label text, you are able to use: </text:span><text:span text:style-name="T8">[width: auto]</text:span><text:span text:style-name="T6"> to make the entire form field be on a single line.</text:span></text:p>
          <text:list>
            <text:list-item>
              <text:p text:style-name="P33">auto : <text:span text:style-name="T7">width makes the box match the size of its contents.</text:span></text:p>
            </text:list-item>
          </text:list>
        </text:list-item>
      </text:list>
      <text:p text:style-name="P34"><text:span text:style-name="T7"/></text:p>
      <text:p text:style-name="P6"><text:span text:style-name="T4">Submit Buttons</text:span></text:p>
      <text:list xml:id="list3488844668" text:style-name="L18">
        <text:list-item>
          <text:p text:style-name="P37"><text:span text:style-name="T4">The &lt;button&gt; element represents a button that will submit its containing &lt;form&gt;.</text:span></text:p>
          <text:list>
            <text:list-item>
              <text:p text:style-name="P37"><text:span text:style-name="T4">When the button is clicked, it tells the browser to validate all of the &lt;input&gt; elements in the form. If all validations pass, the form is submitted to the </text:span><text:span text:style-name="T1">action</text:span><text:span text:style-name="T4"> URL.</text:span></text:p>
            </text:list-item>
          </text:list>
        </text:list-item>
        <text:list-item>
          <text:p text:style-name="P37"><text:span text:style-name="T4">When the form has method: </text:span><text:span text:style-name="T1">GET</text:span><text:span text:style-name="T4">, the form data from the form elements are added to the URL.</text:span></text:p>
          <text:list>
            <text:list-item>
              <text:p text:style-name="P37"><text:span text:style-name="T4">The ( ? ) represents the variables in our form. </text:span></text:p>
              <text:list>
                <text:list-item>
                  <text:p text:style-name="P37"><text:span text:style-name="T4">These are shown in key/value pair combinations.</text:span></text:p>
                </text:list-item>
                <text:list-item>
                  <text:p text:style-name="P37"><text:span text:style-name="T4">Each variable is separated by an ( &amp; ) ampersand.</text:span></text:p>
                </text:list-item>
              </text:list>
            </text:list-item>
          </text:list>
        </text:list-item>
      </text:list>
      <text:p text:style-name="P38"><text:span text:style-name="T4"/></text:p>
      <text:p text:style-name="P17">Styling Buttons</text:p>
      <text:list xml:id="list1962561498" text:style-name="L19">
        <text:list-item>
          <text:p text:style-name="P71">By using pseudo-classes such as <text:span text:style-name="T3">:hover</text:span> and <text:span text:style-name="T3">:active</text:span>, you are able to customize how buttons look when you hover over the button or when the button is pressed.</text:p>
        </text:list-item>
      </text:list>
      <text:p text:style-name="P72"/>
      <text:p text:style-name="P72"/>
      <text:p text:style-name="P18">Summary</text:p>
      <text:list xml:id="list98838473" text:style-name="L20">
        <text:list-item>
          <text:p text:style-name="P73">Used some of the most common HTML form elements.</text:p>
          <text:list>
            <text:list-item>
              <text:p text:style-name="P73">&lt;input[type='text', 'email', radio', 'checkbox']&gt;, &lt;select&gt; &lt;option&gt;, &lt;textarea&gt;, &lt;button&gt;</text:p>
              <text:p text:style-name="P73"/>
            </text:list-item>
          </text:list>
        </text:list-item>
        <text:list-item>
          <text:p text:style-name="P73">Used and demonstrate how CSS can be applied to each HTML form elements.</text:p>
          <text:p text:style-name="P73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4" meta:paragraph-count="125" meta:word-count="1466" meta:character-count="8307" meta:non-whitespace-character-count="7054"/>
  </office:meta>
</office:document-meta>
</file>